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107.55pt"/>
    </style:style>
    <style:style style:name="co4" style:family="table-column">
      <style:table-column-properties fo:break-before="auto" style:column-width="87.79pt"/>
    </style:style>
    <style:style style:name="co5" style:family="table-column">
      <style:table-column-properties fo:break-before="auto" style:column-width="93.6pt"/>
    </style:style>
    <style:style style:name="co6" style:family="table-column">
      <style:table-column-properties fo:break-before="auto" style:column-width="91.16pt"/>
    </style:style>
    <style:style style:name="co7" style:family="table-column">
      <style:table-column-properties fo:break-before="auto" style:column-width="90.2pt"/>
    </style:style>
    <style:style style:name="co8" style:family="table-column">
      <style:table-column-properties fo:break-before="auto" style:column-width="92.1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8.06pt"/>
    </style:style>
    <style:style style:name="co11" style:family="table-column">
      <style:table-column-properties fo:break-before="auto" style:column-width="105.14pt"/>
    </style:style>
    <style:style style:name="co12" style:family="table-column">
      <style:table-column-properties fo:break-before="auto" style:column-width="100.8pt"/>
    </style:style>
    <style:style style:name="co13" style:family="table-column">
      <style:table-column-properties fo:break-before="auto" style:column-width="78.15pt"/>
    </style:style>
    <style:style style:name="co14" style:family="table-column">
      <style:table-column-properties fo:break-before="auto" style:column-width="82.01pt"/>
    </style:style>
    <style:style style:name="co15" style:family="table-column">
      <style:table-column-properties fo:break-before="auto" style:column-width="89.69pt"/>
    </style:style>
    <style:style style:name="co16" style:family="table-column">
      <style:table-column-properties fo:break-before="auto" style:column-width="86.34pt"/>
    </style:style>
    <style:style style:name="co17" style:family="table-column">
      <style:table-column-properties fo:break-before="auto" style:column-width="86.8pt"/>
    </style:style>
    <style:style style:name="co18" style:family="table-column">
      <style:table-column-properties fo:break-before="auto" style:column-width="8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7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 3 (all data)</text:p>
          </table:table-cell>
          <table:table-cell office:value-type="float" office:value="0.892001354038783" calcext:value-type="float">
            <text:p>0.892001354038783</text:p>
          </table:table-cell>
          <table:table-cell office:value-type="float" office:value="0.993548387096774" calcext:value-type="float">
            <text:p>0.993548387096774</text:p>
          </table:table-cell>
          <table:table-cell office:value-type="float" office:value="0.799760104099943" calcext:value-type="float">
            <text:p>0.799760104099943</text:p>
          </table:table-cell>
          <table:table-cell office:value-type="float" office:value="0.790301887217298" calcext:value-type="float">
            <text:p>0.790301887217298</text:p>
          </table:table-cell>
          <table:table-cell office:value-type="float" office:value="0.819335096880498" calcext:value-type="float">
            <text:p>0.819335096880498</text:p>
          </table:table-cell>
          <table:table-cell office:value-type="float" office:value="0.76626621087509" calcext:value-type="float">
            <text:p>0.76626621087509</text:p>
          </table:table-cell>
          <table:table-cell office:value-type="float" office:value="0.823137221426885" calcext:value-type="float">
            <text:p>0.823137221426885</text:p>
          </table:table-cell>
        </table:table-row>
      </table:table>
      <table:table table:name="Ensemb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Mean Accuracy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1T11:52:27.992470909</dc:date>
    <meta:editing-duration>PT10M20S</meta:editing-duration>
    <meta:editing-cycles>5</meta:editing-cycles>
    <meta:document-statistic meta:table-count="2" meta:cell-count="36" meta:object-count="0"/>
  </office:meta>
</office:document-meta>
</file>